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0375cm" style:use-optimal-column-width="true"/>
    </style:style>
    <style:style style:name="co3" style:family="table-column">
      <style:table-column-properties fo:break-before="auto" style:column-width="8.255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vinsi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 YOGYAKART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o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DIE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MEULU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REU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CEH TIM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CEH UT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IDI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EH BARAT D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YO LU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EH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EH TAMI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EH BES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EH TENGG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ENER MERI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EH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HOKSEUMAW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EH BAR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AGAN R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NG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NDA ACE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CEH SINGK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B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CEH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UBULUSSAL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IAS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NDAILING NATA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I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ABUHAN BATU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PANULI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IMALUNGU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NGK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ERDANG BEDAG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APANULI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SAH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DANG LAW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DANG LAW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ABUHAN BATU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DANG SIDEMPU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OBA 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PANULI TENGA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UMBANG HASUNDU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IBOL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TU B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MATANG SIANTA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BUHAN BATU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ELI SERDA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UNUNGSITO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I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I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AR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IAS B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D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AKPAK BH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EBING TINGG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INJ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ANJUNG BAL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HARMASRAY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OLOK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IJUNJUNG (SAWAH LUNTO SIJUNJU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ASAMAN BAR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OLO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AS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ANAH DATA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ADANG 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ESISIR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AD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WAH LUN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IMA PULUH KOTO / KOT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GA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AYAKUMBUH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UKITTINGG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ADANG PANJ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EPULAUAN MENTAWA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DRAGIRI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UANTAN SINGING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ELALAWA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PEKANBAR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OKAN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ENGKALI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NDRAGIRI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ROKAN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AMPA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PULAUAN MERANT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DUMA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IAK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B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TANJUNG JABUNG BARA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UARO 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KERINC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RANGI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UNG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ANJUNG JABUNG TIMU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UNGAIPENUH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ANG HA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AROLANGU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LEMB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HA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GAN KOMERING ULU TIMU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USI 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AGAR ALA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GAN KOMERING ULU SELATA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USI RAWA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UARA ENI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GAN KOMERING UL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GAN KOMERING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EMPAT LAW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LUBUK LINGGA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RABUMULIH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GAN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ENGKULU TENGAH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REJANG 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UKO MUK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AU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ENGKULU UTAR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KEPAHIA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BENGKULU SELAT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ELUM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ENGKULU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AMPUNG UTA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WAY KAN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AMPUNG TENGAH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SUJI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RINGSEWU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AMPUNG TIMU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LAMPUNG SELAT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ULANG BAWA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ULANG BAWA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ANGGAMU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AMPU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ESISIR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ESAWAR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ANDAR LAMPU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ETR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BELITU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BELITUNG TIMU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ANGK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ANGKA SELATA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ANGKA BARAT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PANGKAL PINA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ANGKA TENGA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KEPULAUAN ANAMB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INT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UN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BATAM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ANJUNG PINA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ARIMU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LINGG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JAKARTA UTAR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JAKARTA BAR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JAKARTA TIMU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JAKARTA SELATA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AKARTA PUS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KEPULAUAN SERIBU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DEPOK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KARAW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IREB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ANDU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UKABUM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UMED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INDRAMAYU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AJALENGK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KUNING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ASIKMALAY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IAMI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SUB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URWAKART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BOGO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KAS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GARU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ANGANDAR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IANJU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ANJA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ANDUNG BARA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IMAH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URBALING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KEBUM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AGE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ILACAP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AT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BANJARNEG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LO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REBE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ANYUMA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WONOSOB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G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URWORE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AT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SUKOHAR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KARANGANYA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EKALON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EMA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OYOLAL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GROBO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EMAR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DEMAK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REMB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KLAT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KUDU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EMANGGU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RAG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EP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WONOGIR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KEND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URAKARTA (SOLO)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LATI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LEMA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ANT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YOGYAKART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GUNUNG KID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KULON PROGO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GRESI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KEDIR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AMP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ANGKAL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UMENEP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SITUBOND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SURABAY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JEMBE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AMEKAS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JOMB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ROBOLING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ANYUWANG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ASURU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OJONEGOR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ONDOWOS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MAGE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LUMAJ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AL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LITA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IDOARJ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LAMONG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ACI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ULUNGAGU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OJOKERT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DIU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NORO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GAW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GANJU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UB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RENGGALE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ATU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ANG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PANDEGL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EBAK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ANGERANG SELATA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ILEGO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KLUNGK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KARANGASEM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NG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ABANA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IANY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AD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JEMBRAN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ULELE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DENPAS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MATARAM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DOMPU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UMBAWA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UMBAW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LOMBOK TENGAH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LOMBOK TIM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OMBOK UTAR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OMBOK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IM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IMOR TENGAH SELATA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FLORES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LO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ENDE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AGEKE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KUPANG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IKK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G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IMOR TENGAH UTA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BELU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LEMBAT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MBA BARAT DAY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UMBA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MBA TENGA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MBA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OTE NDA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MANGGARAI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MANGGARAI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SABU RAIJU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NGGARAI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LAND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ETAP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INT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KUBU RAY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PONTIAN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KAYONG UTAR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ENGKAY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KAPUAS HUL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AMBA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INGKAW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NGG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MELAWI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EKAD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OTAWARINGIN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UKAM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KOTAWARINGIN BARA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ARITO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KAPU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ULANG PIS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LAMAND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ERUY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KATING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BARITO SELAT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URUNG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BARITO UT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GUNUNG M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PALANGKA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AP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BANJAR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HULU SUNGAI TENGA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ABALONG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HULU SUNGAI UTAR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ALANG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ANAH BUMB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ANJARMAS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OTA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TANAH LA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ULU SUNGAI SELAT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RITO KUAL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ANJAR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KUTAI BARAT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AMARIND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PASE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KUTAI KARTANEG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BERAU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PENAJAM PASER UT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BONTANG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KUTAI TIMU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BALIKPAPAN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ALINAU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UNU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BULUNGAN (BULONGAN)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ANA TIDUNG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ARA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OLAANG MONGONDOW (BOLMONG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BOLAANG MONGONDOW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MINAHASA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BITUNG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INAHAS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KEPULAUAN SANGIHE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MINAHASA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KEPULAUAN TALAUD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KEPULAUAN SIAU TAGULANDANG BIARO (SITARO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NADO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BOLAANG MONGONDOW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BOLAANG MONGONDOW TIMUR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MINAHASA TENGG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KOTAMOBAGU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TOMOHO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ANGGAI KEPULAUAN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TOLI-TO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PARIGI MOUTONG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BUOL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DONGGAL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POSO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MOROWA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TOJO UNA-UN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BANGGA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IG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PALU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MARO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WAJ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ON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SOPP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IDENRENG RAPPANG / RAP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AKAL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ARR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LUWU TIMU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INJAI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ANGKAJENE KEPULAUAN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PINR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JENEPONT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ALOP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ORAJA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LUW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ULUKUMB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AKASS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SELAYAR (KEPULAUAN SELAYAR)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TANA TORAJ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UWU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NTA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OW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ENREK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AREPAR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KOLAK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U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KONAWE SELATA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KENDAR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KONAWE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KONAWE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KOLAKA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BUTO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OMBA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AKATOB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BAU-BAU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BUTON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GORONTALO UTARA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BONE BOLANG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GORONTAL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BOALEM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OHUWAT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MAJENE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MUJU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MAMUJU UTAR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POLEWALI MANDAR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MAMAS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MALUKU TENGGARA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MALUKU TENGGAR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SERAM BAGIAN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LUKU TENGA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ERAM BAGIAN TIMUR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MALUKU BARAT DAY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MBO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BU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BURU SELATA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KEPULAUAN A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TUAL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HALMAHERA BARAT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IDORE KEPULAU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ERNATE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PULAU MOROTAI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KEPULAUAN SUL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HALMAHERA SELAT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HALMAHERA TENGA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HALMAHERA TIMUR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HALMAHERA UTAR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YAL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DOGIY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SMAT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JAYAPU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PANI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MAPP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TOLIKA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PUNCAK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GUNUNGAN BINTANG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JAYAWI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ANNY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DUG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IAK NUMFOR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KEPULAUAN YAPEN (YAPEN WAROPEN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PUNCAK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INTAN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WAROPEN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ABIR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MIMIK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BOVEN DIGOEL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YAHUK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SARM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ERAUK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EIYAI (DELIYAI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KEEROM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SUPIOR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MBERAMO R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AMBERAMO TENGA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AJA AMP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MANOKWARI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MANOKWAR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KAIMAN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MAYBR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ORONG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FAK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EGUNUNGAN AR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AMBRAUW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ORONG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LUK WONDAM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ELUK BINTUN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number-rows-repeated="1048100" table:style-name="ro1">
          <table:table-cell table:number-columns-repeated="16384"/>
        </table:table-row>
      </table:table>
      <table:table table:name="status_kedat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NI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portasi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status_pemul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dar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rat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ndir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jemput Keluarga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F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penyedia_ja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p</text:p>
          </table:table-cell>
          <table:table-cell office:value-type="string" table:style-name="ce1">
            <text:p>u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. RIZKY SURYA MANIDIRI</text:p>
          </table:table-cell>
          <table:table-cell office:value-type="string" table:style-name="ce1">
            <text:p>Jl. Darussalam Selatan 1 No. 114, Kota Tangerang</text:p>
          </table:table-cell>
          <table:table-cell table:style-name="ce1"/>
          <table:table-cell office:value-type="string" table:style-name="ce1">
            <text:p>6281218128653</text:p>
          </table:table-cell>
          <table:table-cell office:value-type="string" table:style-name="ce1">
            <text:p>Tn Suryadi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jenis_barang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si Kotak Komplit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jenis_pengangkutan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rat dengan Minibu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dara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mdede</meta:initial-creator>
    <dc:creator>Muhammad Dede Nuraen</dc:creator>
    <meta:creation-date>2022-11-06T04:20:59Z</meta:creation-date>
    <dc:date>2022-12-06T09:41:58Z</dc:date>
  </office:meta>
</office:document-meta>
</file>